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M Mono Light 10" svg:font-family="'LM Mono Light 10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officeooo:rsid="001eb22e" officeooo:paragraph-rsid="001eb22e"/>
    </style:style>
    <style:style style:name="P2" style:family="paragraph" style:parent-style-name="Heading_20_2">
      <style:text-properties officeooo:rsid="001eb22e" officeooo:paragraph-rsid="0020872f"/>
    </style:style>
    <style:style style:name="P3" style:family="paragraph" style:parent-style-name="Text_20_body">
      <style:text-properties officeooo:rsid="001eb22e" officeooo:paragraph-rsid="0020872f"/>
    </style:style>
    <style:style style:name="P4" style:family="paragraph" style:parent-style-name="Heading_20_3">
      <style:text-properties officeooo:paragraph-rsid="0020872f"/>
    </style:style>
    <style:style style:name="P5" style:family="paragraph" style:parent-style-name="Text_20_body">
      <style:text-properties officeooo:paragraph-rsid="0020872f"/>
    </style:style>
    <style:style style:name="P6" style:family="paragraph" style:parent-style-name="Heading_20_3">
      <style:text-properties officeooo:paragraph-rsid="001eb22e"/>
    </style:style>
    <style:style style:name="P7" style:family="paragraph" style:parent-style-name="Text_20_body">
      <style:text-properties officeooo:paragraph-rsid="001eb22e"/>
    </style:style>
    <style:style style:name="P8" style:family="paragraph" style:parent-style-name="Preformatted_20_Text">
      <style:text-properties fo:font-size="9pt" style:font-size-asian="9pt" style:font-size-complex="9pt"/>
    </style:style>
    <style:style style:name="P9" style:family="paragraph" style:parent-style-name="Preformatted_20_Text">
      <style:text-properties officeooo:paragraph-rsid="002268e5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weight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2" style:family="paragraph" style:parent-style-name="Heading_20_1">
      <style:text-properties officeooo:rsid="001eb22e" officeooo:paragraph-rsid="001eb22e"/>
    </style:style>
    <style:style style:name="P13" style:family="paragraph" style:parent-style-name="Heading_20_1">
      <style:text-properties officeooo:rsid="001eb22e" officeooo:paragraph-rsid="0020872f"/>
    </style:style>
    <style:style style:name="P14" style:family="paragraph" style:parent-style-name="Heading_20_2">
      <style:paragraph-properties fo:break-before="page"/>
      <style:text-properties officeooo:paragraph-rsid="0020872f"/>
    </style:style>
    <style:style style:name="P15" style:family="paragraph" style:parent-style-name="Preformatted_20_Text">
      <style:text-properties fo:font-size="9pt" style:font-size-asian="9pt" style:font-size-complex="9pt"/>
    </style:style>
    <style:style style:name="P16" style:family="paragraph" style:parent-style-name="Preformatted_20_Text">
      <style:text-properties fo:font-size="8pt" style:font-size-asian="8pt" style:font-size-complex="8pt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paragraph-rsid="0020872f"/>
    </style:style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">
      <style:text-properties style:font-name="Liberation Mono"/>
    </style:style>
    <style:style style:name="P23" style:family="paragraph" style:parent-style-name="Text_20_body">
      <style:text-properties officeooo:rsid="00270113" officeooo:paragraph-rsid="00270113"/>
    </style:style>
    <style:style style:name="P24" style:family="paragraph" style:parent-style-name="Text_20_body">
      <style:text-properties officeooo:rsid="001eb22e" officeooo:paragraph-rsid="0028a4f9"/>
    </style:style>
    <style:style style:name="P25" style:family="paragraph" style:parent-style-name="Text_20_body">
      <style:text-properties style:font-name="Liberation Mono"/>
    </style:style>
    <style:style style:name="T1" style:family="text">
      <style:text-properties officeooo:rsid="0015445c"/>
    </style:style>
    <style:style style:name="T2" style:family="text">
      <style:text-properties officeooo:rsid="001eb22e"/>
    </style:style>
    <style:style style:name="T3" style:family="text">
      <style:text-properties officeooo:rsid="0020872f"/>
    </style:style>
    <style:style style:name="T4" style:family="text">
      <style:text-properties fo:font-weight="normal" officeooo:rsid="0020872f" style:font-weight-asian="normal" style:font-weight-complex="normal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fo:font-weight="normal" style:font-weight-asian="normal" style:font-weight-complex="normal"/>
    </style:style>
    <style:style style:name="T7" style:family="text">
      <style:text-properties style:font-name="LM Mono Light 10"/>
    </style:style>
    <style:style style:name="T8" style:family="text">
      <style:text-properties style:font-name="Liberation Mono"/>
    </style:style>
    <style:style style:name="T9" style:family="text">
      <style:text-properties style:font-name="Liberation Mono" officeooo:rsid="0020872f"/>
    </style:style>
    <style:style style:name="T10" style:family="text">
      <style:text-properties officeooo:rsid="002268e5"/>
    </style:style>
    <style:style style:name="T11" style:family="text">
      <style:text-properties officeooo:rsid="002409c4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officeooo:rsid="0028a4f9"/>
    </style:style>
    <style:style style:name="T14" style:family="text">
      <style:text-properties style:font-name="Liberation Mono"/>
    </style:style>
    <style:style style:name="T15" style:family="text">
      <style:text-properties officeooo:rsid="0029790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COMP3520 </text:span>Assignment 1 – Discussion Document</text:p>
      <text:h text:style-name="P12" text:outline-level="1">Question 1</text:h>
      <text:h text:style-name="P1" text:outline-level="2">Part A</text:h>
      <text:h text:style-name="Heading_20_3" text:outline-level="3">Pseudocode — Teacher</text:h>
      <text:p text:style-name="Preformatted_20_Text">lock(mu)</text:p>
      <text:p text:style-name="Preformatted_20_Text">print "waiting for all students"</text:p>
      <text:p text:style-name="Preformatted_20_Text">while arrived_cnt &lt; N:</text:p>
      <text:p text:style-name="Preformatted_20_Text"><text:s text:c="4"/>wait(all_arrived_cv) <text:s text:c="21"/>// students -&gt; teacher</text:p>
      <text:p text:style-name="Preformatted_20_Text"/>
      <text:p text:style-name="Preformatted_20_Text">print "assign groups"</text:p>
      <text:p text:style-name="Preformatted_20_Text">compute G[g].size for g=0..M-1</text:p>
      <text:p text:style-name="Preformatted_20_Text">permute students randomly</text:p>
      <text:p text:style-name="Preformatted_20_Text">for each group g in order:</text:p>
      <text:p text:style-name="Preformatted_20_Text"><text:s text:c="2"/>for each student sid in g:</text:p>
      <text:p text:style-name="Preformatted_20_Text"><text:s text:c="4"/>group_of_student[sid] = g</text:p>
      <text:p text:style-name="Preformatted_20_Text"><text:s text:c="4"/>print assignment</text:p>
      <text:p text:style-name="Preformatted_20_Text"><text:s text:c="4"/>next_sid = sid</text:p>
      <text:p text:style-name="Preformatted_20_Text"><text:s text:c="4"/>broadcast(assigned_one_cv) <text:s text:c="15"/>// teacher -&gt; students</text:p>
      <text:p text:style-name="Preformatted_20_Text"><text:s text:c="4"/>while ack_sid != sid:</text:p>
      <text:p text:style-name="Preformatted_20_Text"><text:s text:c="8"/>wait(ack_cv) <text:s text:c="25"/>// student sid -&gt; teacher</text:p>
      <text:p text:style-name="Preformatted_20_Text"/>
      <text:p text:style-name="Preformatted_20_Text">rooms_phase_started = true</text:p>
      <text:p text:style-name="Preformatted_20_Text">broadcast(rooms_phase_cv) <text:s text:c="20"/>// teacher -&gt; tutors</text:p>
      <text:p text:style-name="Preformatted_20_Text">print "waiting for rooms"</text:p>
      <text:p text:style-name="Preformatted_20_Text"/>
      <text:p text:style-name="Preformatted_20_Text">while next_gid &lt; M:</text:p>
      <text:p text:style-name="Preformatted_20_Text"><text:s text:c="2"/>while empty_rooms queue is empty:</text:p>
      <text:p text:style-name="Preformatted_20_Text"><text:s text:c="6"/>wait(empty_room_cv) <text:s text:c="20"/>// tutors -&gt; teacher</text:p>
      <text:p text:style-name="Preformatted_20_Text"><text:s text:c="2"/>rid = er_pop()</text:p>
      <text:p text:style-name="Preformatted_20_Text"><text:s text:c="2"/>gid = next_gid++</text:p>
      <text:p text:style-name="Preformatted_20_Text"><text:s text:c="2"/>G[gid].called = true</text:p>
      <text:p text:style-name="Preformatted_20_Text"><text:s text:c="2"/>G[gid].room_assigned = rid</text:p>
      <text:p text:style-name="Preformatted_20_Text"><text:s text:c="2"/>R[rid].current_group = gid</text:p>
      <text:p text:style-name="Preformatted_20_Text"><text:s text:c="2"/>print "room available for gid"</text:p>
      <text:p text:style-name="Preformatted_20_Text"><text:s text:c="2"/>broadcast(G[gid].called_cv) <text:s text:c="16"/>// teacher -&gt; students in gid</text:p>
      <text:p text:style-name="Preformatted_20_Text"><text:s text:c="2"/>signal(R[rid].assigned_cv) <text:s text:c="17"/>// teacher -&gt; that room's tutor</text:p>
      <text:p text:style-name="Preformatted_20_Text"/>
      <text:p text:style-name="Preformatted_20_Text">for each g:</text:p>
      <text:p text:style-name="Preformatted_20_Text"><text:s text:c="2"/>while G[g].left_cnt &lt; G[g].size:</text:p>
      <text:p text:style-name="Preformatted_20_Text"><text:s text:c="6"/>wait(G[g].all_left_cv) <text:s text:c="17"/>// last student -&gt; teacher</text:p>
      <text:p text:style-name="Preformatted_20_Text"/>
      <text:p text:style-name="Preformatted_20_Text">all_groups_done = true</text:p>
      <text:p text:style-name="Preformatted_20_Text">for each room r: broadcast(R[r].assigned_cv) <text:s/>// let idle tutors exit</text:p>
      <text:p text:style-name="Preformatted_20_Text">print "all left"</text:p>
      <text:p text:style-name="Preformatted_20_Text">unlock(mu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P6" text:outline-level="3"><text:soft-page-break/>Pseudocode — Tutor (one per room rid)</text:h>
      <text:p text:style-name="P8">lock(mu)</text:p>
      <text:p text:style-name="P8">while !rooms_phase_started:</text:p>
      <text:p text:style-name="P8"><text:s text:c="4"/>wait(rooms_phase_cv) <text:s text:c="22"/>// teacher -&gt; tutors</text:p>
      <text:p text:style-name="P8"/>
      <text:p text:style-name="P8">R[rid].current_group = -1</text:p>
      <text:p text:style-name="P8">print "room ready"</text:p>
      <text:p text:style-name="P8">er_push(rid); signal(empty_room_cv) <text:s text:c="11"/>// tutor -&gt; teacher</text:p>
      <text:p text:style-name="P8"/>
      <text:p text:style-name="P8">while !all_groups_done:</text:p>
      <text:p text:style-name="P8"><text:s text:c="2"/>while R[rid].current_group == -1 &amp;&amp; !all_groups_done:</text:p>
      <text:p text:style-name="P8"><text:s text:c="6"/>wait(R[rid].assigned_cv) <text:s text:c="16"/>// teacher -&gt; this tutor</text:p>
      <text:p text:style-name="P8"><text:s text:c="2"/>if all_groups_done: break</text:p>
      <text:p text:style-name="P8"/>
      <text:p text:style-name="P8"><text:s text:c="2"/>gid = R[rid].current_group</text:p>
      <text:p text:style-name="P8"><text:s text:c="2"/>while G[gid].entered_cnt &lt; G[gid].size:</text:p>
      <text:p text:style-name="P8"><text:s text:c="6"/>wait(G[gid].all_entered_cv) <text:s text:c="13"/>// last entering student -&gt; tutor</text:p>
      <text:p text:style-name="P8"><text:s text:c="2"/>print "all in"</text:p>
      <text:p text:style-name="P8"/>
      <text:p text:style-name="P8"><text:s text:c="2"/>unlock(mu)</text:p>
      <text:p text:style-name="P8"><text:s text:c="2"/>sleep(duration in 1..Tlim) <text:s text:c="18"/>// exercise</text:p>
      <text:p text:style-name="P8"><text:s text:c="2"/>lock(mu)</text:p>
      <text:p text:style-name="P8"/>
      <text:p text:style-name="P8"><text:s text:c="2"/>print "done"</text:p>
      <text:p text:style-name="P8"><text:s text:c="2"/>G[gid].completed = true</text:p>
      <text:p text:style-name="P8"><text:s text:c="2"/>broadcast(G[gid].completed_cv) <text:s text:c="14"/>// tutor -&gt; students</text:p>
      <text:p text:style-name="P8"/>
      <text:p text:style-name="P8"><text:s text:c="2"/>while G[gid].left_cnt &lt; G[gid].size:</text:p>
      <text:p text:style-name="P8"><text:s text:c="6"/>wait(G[gid].all_left_cv) <text:s text:c="16"/>// last leaving student -&gt; tutor</text:p>
      <text:p text:style-name="P8"/>
      <text:p text:style-name="P8"><text:s text:c="2"/>G[gid].called = false</text:p>
      <text:p text:style-name="P8"><text:s text:c="2"/>R[rid].current_group = -1</text:p>
      <text:p text:style-name="P8"><text:s text:c="2"/>print "room ready"</text:p>
      <text:p text:style-name="P8"><text:s text:c="2"/>er_push(rid); signal(empty_room_cv) <text:s text:c="9"/>// tutor -&gt; teacher</text:p>
      <text:p text:style-name="P8"/>
      <text:p text:style-name="P8"><text:s text:c="2"/>if (++groups_finished == M):</text:p>
      <text:p text:style-name="P8"><text:s text:c="6"/>all_groups_done = true</text:p>
      <text:p text:style-name="P8"><text:s text:c="6"/>for all rooms: broadcast(R[...].assigned_cv)</text:p>
      <text:p text:style-name="P8"/>
      <text:p text:style-name="P8">print "tutor bye"</text:p>
      <text:p text:style-name="P8">unlock(mu)</text:p>
      <text:h text:style-name="P6" text:outline-level="3">Pseudocode — Student (one per sid)</text:h>
      <text:p text:style-name="P8">lock(mu)</text:p>
      <text:p text:style-name="P8">print "arrived"</text:p>
      <text:p text:style-name="P8">if (++arrived_cnt == N):</text:p>
      <text:p text:style-name="P8"><text:s text:c="4"/>broadcast(all_arrived_cv) <text:s text:c="17"/>// students -&gt; teacher</text:p>
      <text:p text:style-name="P8">while group_of_student[sid] == -1 || next_sid != sid:</text:p>
      <text:p text:style-name="P8"><text:s text:c="4"/>wait(assigned_one_cv) <text:s text:c="21"/>// teacher -&gt; students</text:p>
      <text:p text:style-name="P8"/>
      <text:p text:style-name="P8">gid = group_of_student[sid]</text:p>
      <text:p text:style-name="P8">print "know my group"</text:p>
      <text:p text:style-name="P8">ack_sid = sid; signal(ack_cv) <text:s text:c="17"/>// student -&gt; teacher</text:p>
      <text:p text:style-name="P8">while !G[gid].called:</text:p>
      <text:p text:style-name="P8"><text:s text:c="4"/>wait(G[gid].called_cv) <text:s text:c="20"/>// teacher -&gt; group</text:p>
      <text:p text:style-name="P8">rid = G[gid].room_assigned</text:p>
      <text:p text:style-name="P8">print "entering"</text:p>
      <text:p text:style-name="P8"/>
      <text:p text:style-name="P8">if (++G[gid].entered_cnt == G[gid].size):</text:p>
      <text:p text:style-name="P8"><text:s text:c="4"/>signal(G[gid].all_entered_cv) <text:s text:c="13"/>// last enterer -&gt; tutor</text:p>
      <text:p text:style-name="P8"/>
      <text:p text:style-name="P8">while !G[gid].completed:</text:p>
      <text:p text:style-name="P8"><text:s text:c="4"/>wait(G[gid].completed_cv) <text:s text:c="17"/>// tutor -&gt; students</text:p>
      <text:p text:style-name="P8">print "bye"</text:p>
      <text:p text:style-name="P8"/>
      <text:p text:style-name="P8">if (++G[gid].left_cnt == G[gid].size):</text:p>
      <text:p text:style-name="P8"><text:s text:c="4"/>broadcast(G[gid].all_left_cv) <text:s text:c="13"/>// last leaver -&gt; tutor &amp; teacher</text:p>
      <text:p text:style-name="P8">unlock(mu)</text:p>
      <text:p text:style-name="P8">return</text:p>
      <text:h text:style-name="P6" text:outline-level="3"><text:soft-page-break/>Diagrams (text)</text:h>
      <text:p text:style-name="P7">Arrival &amp; assignment handshake</text:p>
      <text:p text:style-name="Preformatted_20_Text">Students <text:s text:c="18"/>Teacher</text:p>
      <text:p text:style-name="Preformatted_20_Text"><text:s text:c="3"/><text:span text:style-name="T2">| <text:s text:c="24"/>|</text:span></text:p>
      <text:p text:style-name="Preformatted_20_Text"><text:s text:c="3"/><text:span text:style-name="T2">|&lt;--- announce waiting ---|</text:span></text:p>
      <text:p text:style-name="Preformatted_20_Text"><text:s text:c="3"/><text:span text:style-name="T2">| <text:s text:c="24"/>|</text:span></text:p>
      <text:p text:style-name="Preformatted_20_Text"><text:s text:c="3"/>|---- arrived_cnt+<text:span text:style-name="T2">+ -----</text:span>&gt;|</text:p>
      <text:p text:style-name="Preformatted_20_Text"><text:s text:c="3"/>| <text:s text:c="24"/><text:span text:style-name="T2">|</text:span> <text:s/>(waits until N)</text:p>
      <text:p text:style-name="Preformatted_20_Text"><text:s text:c="3"/>| <text:s text:c="24"/>|</text:p>
      <text:p text:style-name="Preformatted_20_Text"><text:s text:c="3"/>|&lt;--- assigned_one_cv ----| <text:s/>set next_sid=sid; group_of_student[sid]=g</text:p>
      <text:p text:style-name="Preformatted_20_Text"><text:s text:c="3"/><text:span text:style-name="T10">| <text:s text:c="24"/>|</text:span></text:p>
      <text:p text:style-name="Preformatted_20_Text"><text:s text:c="3"/>| <text:s text:c="2"/>check next_sid==sid <text:s text:c="2"/>|</text:p>
      <text:p text:style-name="P9"><text:s text:c="3"/><text:span text:style-name="T10">| <text:s text:c="24"/>| <text:s/>(waits ack==sid)</text:span></text:p>
      <text:p text:style-name="Preformatted_20_Text"><text:s text:c="3"/>|------ ack_sid=sid -----&gt;|</text:p>
      <text:p text:style-name="Preformatted_20_Text"/>
      <text:p text:style-name="Text_20_body">Per-group room lifecycl<text:span text:style-name="T11">e</text:span></text:p>
      <text:p text:style-name="Preformatted_20_Text"><text:span text:style-name="T12">Tutor [rid] <text:s text:c="16"/>Teacher <text:s text:c="29"/>Students in gid</text:span></text:p>
      <text:p text:style-name="P16"><text:s text:c="4"/>| <text:s text:c="23"/>| <text:s text:c="40"/>|</text:p>
      <text:p text:style-name="P16"><text:s text:c="4"/>| <text:s/>(wait rooms_phase_cv) | <text:s text:c="40"/>|</text:p>
      <text:p text:style-name="P16"><text:s text:c="4"/>|&lt;-----------------------| <text:s/>rooms_phase_started; broadcast <text:s text:c="8"/>|</text:p>
      <text:p text:style-name="P16"><text:s text:c="4"/>| "room ready"; <text:s text:c="9"/>| <text:s text:c="40"/>|</text:p>
      <text:p text:style-name="P16"><text:s text:c="4"/>| er_push(rid); <text:s text:c="9"/>| <text:s text:c="40"/>|</text:p>
      <text:p text:style-name="P16"><text:s text:c="4"/>| signal(empty_room_cv) -----------------------------------------&gt; |</text:p>
      <text:p text:style-name="P16"><text:s text:c="4"/>| <text:s text:c="23"/>| while (er_empty()) wait(empty_room_cv) <text:s/>|</text:p>
      <text:p text:style-name="P16"><text:s text:c="4"/>| <text:s text:c="23"/>| rid = er_pop(); gid = next_gid++ <text:s text:c="7"/>|</text:p>
      <text:p text:style-name="P16"><text:s text:c="4"/>| <text:s text:c="23"/>| G[gid].called = true <text:s text:c="19"/>|</text:p>
      <text:p text:style-name="P16"><text:s text:c="4"/>| <text:s text:c="23"/>| G[gid].room_assigned = rid <text:s text:c="13"/>|</text:p>
      <text:p text:style-name="P16"><text:s text:c="4"/>| <text:s text:c="23"/>| R[rid].current_group = gid <text:s text:c="13"/>|</text:p>
      <text:p text:style-name="P16"><text:s text:c="4"/>|&lt;-----------------------| signal(R[rid].assigned_cv) <text:s text:c="13"/>|</text:p>
      <text:p text:style-name="P16"><text:s text:c="4"/>| <text:s text:c="23"/>| broadcast(G[gid].called_cv) ------------&gt; wake all in gid</text:p>
      <text:p text:style-name="P16"><text:s text:c="4"/>| <text:s text:c="23"/>| <text:s text:c="40"/>| each sees called==true,</text:p>
      <text:p text:style-name="P16"><text:s text:c="4"/>| <text:s text:c="23"/>| <text:s text:c="40"/>| <text:s text:c="2"/>rid = room_assigned</text:p>
      <text:p text:style-name="P16"><text:s text:c="4"/>| <text:s text:c="23"/>| <text:s text:c="40"/>| enter(); ++entered_cnt</text:p>
      <text:p text:style-name="P16"><text:s text:c="4"/>|&lt;--------------------------------------------------------------- signal(G[gid].all_entered_cv)</text:p>
      <text:p text:style-name="P16"><text:s text:c="4"/>| (wait G[gid].all_entered_cv; last enterer signals) <text:s text:c="14"/>|</text:p>
      <text:p text:style-name="P16"><text:s text:c="4"/>| "all in"; do work (sleep outside lock) <text:s text:c="26"/>|</text:p>
      <text:p text:style-name="P16"><text:s text:c="4"/>| broadcast(G[gid].completed_cv) ---------------------------------&gt; wake waiters</text:p>
      <text:p text:style-name="P16"><text:s text:c="4"/>| <text:s text:c="23"/>| <text:s text:c="40"/>| waiters see completed==true</text:p>
      <text:p text:style-name="P16"><text:s text:c="4"/>| <text:s text:c="23"/>| <text:s text:c="40"/>| print bye; ++left_cnt</text:p>
      <text:p text:style-name="P16"><text:s text:c="4"/>|&lt;-------------------------------------------------------------- broadcast(G[gid].all_left_cv)</text:p>
      <text:p text:style-name="P16"><text:s text:c="4"/>| (wait G[gid].all_left_cv; last leaver broadcasts) <text:s text:c="15"/>| <text:s text:c="2"/>(Teacher also waits per-group)</text:p>
      <text:p text:style-name="P16"><text:s text:c="4"/>| G[gid].called = false <text:s text:c="43"/>|</text:p>
      <text:p text:style-name="P16"><text:s text:c="4"/>| R[rid].current_group = -1 <text:s text:c="39"/>|</text:p>
      <text:p text:style-name="P16"><text:s text:c="4"/>| "room ready"; er_push(rid); <text:s text:c="37"/>|</text:p>
      <text:p text:style-name="P16"><text:s text:c="4"/>| signal(empty_room_cv) -----------------------------------------&gt; |</text:p>
      <text:p text:style-name="P16"><text:s text:c="4"/>| <text:s text:c="23"/>| (Teacher continues assigning next gid…) |</text:p>
      <text:p text:style-name="P23"/>
      <text:h text:style-name="P14" text:outline-level="2"><text:span text:style-name="T2">Part </text:span><text:span text:style-name="T3">B</text:span></text:h>
      <text:h text:style-name="P4" text:outline-level="3"><text:span text:style-name="Strong_20_Emphasis">Mutex</text:span></text:h>
      <text:list text:style-name="L1">
        <text:list-item>
          <text:p text:style-name="P17"><text:span text:style-name="Source_20_Text"><text:span text:style-name="T8">pthread_mutex_t mu</text:span></text:span><text:span text:style-name="T7"> </text:span><text:span text:style-name="T8">-</text:span><text:span text:style-name="T5"> protects </text:span><text:span text:style-name="Strong_20_Emphasis"><text:span text:style-name="T6">all</text:span></text:span><text:span text:style-name="T5"> shared state below and is held for every condvar wait/signal.</text:span></text:p>
        </text:list-item>
      </text:list>
      <text:h text:style-name="Heading_20_3" text:outline-level="3"><text:span text:style-name="Strong_20_Emphasis">Condition variables</text:span></text:h>
      <text:list text:style-name="L2">
        <text:list-item>
          <text:p text:style-name="P19"><text:span text:style-name="Source_20_Text">all_arrived_cv</text:span> — arrival barrier: students broadcast when <text:span text:style-name="Source_20_Text">arrived_cnt==N</text:span>; teacher waits</text:p>
        </text:list-item>
        <text:list-item>
          <text:p text:style-name="P19"><text:span text:style-name="Source_20_Text">assigned_one_cv</text:span> / <text:span text:style-name="Source_20_Text">ack_cv</text:span> — <text:span text:style-name="Emphasis">per-student handshake</text:span> so printed assignment ⇄ student acknowledgement are ordered and not lost.</text:p>
        </text:list-item>
        <text:list-item>
          <text:p text:style-name="P18"><text:span text:style-name="Source_20_Text">rooms_phase_cv</text:span> — gate that holds tutors until teacher finishes assignment.</text:p>
        </text:list-item>
        <text:list-item>
          <text:p text:style-name="P18"><text:span text:style-name="Source_20_Text">empty_room_cv</text:span> — room-availability queue notification: tutors signal when a room becomes free; teacher waits/pops.</text:p>
        </text:list-item>
        <text:list-item>
          <text:p text:style-name="P18">Per-room: <text:span text:style-name="Source_20_Text">R[r].assigned_cv</text:span> — wake exactly the tutor of the room the teacher just assigned.</text:p>
        </text:list-item>
        <text:list-item>
          <text:p text:style-name="P18">Per-group:</text:p>
          <text:list>
            <text:list-item>
              <text:p text:style-name="P18"><text:span text:style-name="Source_20_Text">G[g].called_cv</text:span> — teacher calls a group to its room.</text:p>
            </text:list-item>
            <text:list-item>
              <text:p text:style-name="P18"><text:span text:style-name="Source_20_Text">G[g].all_entered_cv</text:span> — last entering student wakes tutor to start.</text:p>
            </text:list-item>
            <text:list-item>
              <text:p text:style-name="P18"><text:span text:style-name="Source_20_Text">G[g].completed_cv</text:span> — tutor announces completion; students may “Bye”.</text:p>
            </text:list-item>
            <text:list-item>
              <text:p text:style-name="P18"><text:span text:style-name="Source_20_Text">G[g].all_left_cv</text:span> — last leaving student wakes both tutor &amp; teacher.</text:p>
            </text:list-item>
          </text:list>
        </text:list-item>
      </text:list>
      <text:h text:style-name="Heading_20_3" text:outline-level="3"><text:span text:style-name="Strong_20_Emphasis">Core globals / shared fields</text:span></text:h>
      <text:list text:style-name="L3">
        <text:list-item>
          <text:p text:style-name="P20"><text:span text:style-name="Strong_20_Emphasis">Counts/gates:</text:span> <text:span text:style-name="Source_20_Text">arrived_cnt</text:span>, <text:span text:style-name="Source_20_Text">next_gid</text:span>, <text:span text:style-name="Source_20_Text">groups_finished</text:span>, <text:span text:style-name="Source_20_Text">all_groups_done</text:span>, <text:span text:style-name="Source_20_Text">rooms_phase_started</text:span>.</text:p>
        </text:list-item>
        <text:list-item>
          <text:p text:style-name="P20"><text:span text:style-name="Strong_20_Emphasis">Assignment state:</text:span> <text:span text:style-name="Source_20_Text">group_of_student[]</text:span>, <text:span text:style-name="Source_20_Text">next_sid</text:span>, <text:span text:style-name="Source_20_Text">ack_sid</text:span>.</text:p>
        </text:list-item>
        <text:list-item>
          <text:p text:style-name="P20"><text:span text:style-name="Strong_20_Emphasis">Room state:</text:span> <text:span text:style-name="Source_20_Text">R[r].current_group</text:span>.</text:p>
        </text:list-item>
        <text:list-item>
          <text:p text:style-name="P20"><text:span text:style-name="Strong_20_Emphasis">Group state:</text:span> <text:span text:style-name="Source_20_Text">G[g].size</text:span>, <text:span text:style-name="Source_20_Text">room_assigned</text:span>, <text:span text:style-name="Source_20_Text">entered_cnt</text:span>, <text:span text:style-name="Source_20_Text">left_cnt</text:span>, <text:span text:style-name="Source_20_Text">called</text:span>, <text:span text:style-name="Source_20_Text">completed</text:span>.</text:p>
        </text:list-item>
        <text:list-item>
          <text:p text:style-name="P20"><text:span text:style-name="Strong_20_Emphasis">Empty-room queue:</text:span> <text:span text:style-name="Source_20_Text">empty_rooms[]</text:span>, <text:span text:style-name="Source_20_Text">er_head</text:span>, <text:span text:style-name="Source_20_Text">er_tail</text:span>, guarded by <text:span text:style-name="Source_20_Text">mu</text:span> and signaled via <text:span text:style-name="Source_20_Text">empty_room_cv</text:span>.</text:p>
        </text:list-item>
      </text:list>
      <text:p text:style-name="P5">Each variable/condvar is used to enforce one step in the overall order:</text:p>
      <text:p text:style-name="P5"><text:span text:style-name="Strong_20_Emphasis"><text:span text:style-name="T4">1) </text:span></text:span><text:span text:style-name="Strong_20_Emphasis">All arrive →</text:span> 2) <text:span text:style-name="Strong_20_Emphasis">Per-student assignment (ordered prints) →</text:span> 3) <text:span text:style-name="Strong_20_Emphasis">Tutors advertise rooms →</text:span> 4) <text:span text:style-name="Strong_20_Emphasis">Teacher pairs next group with a free room →</text:span> 5) <text:span text:style-name="Strong_20_Emphasis">All group members enter →</text:span> 6) <text:span text:style-name="Strong_20_Emphasis">Tutor signals completion →</text:span> 7) <text:span text:style-name="Strong_20_Emphasis">All leave →</text:span> 8) <text:span text:style-name="Strong_20_Emphasis">Tutor re-queues room →</text:span> 9) <text:span text:style-name="Strong_20_Emphasis">Repeat until all groups finish →</text:span> 10) <text:span text:style-name="Strong_20_Emphasis">Clean shutdown</text:span>.</text:p>
      <text:h text:style-name="P13" text:outline-level="1"><text:soft-page-break/>Question <text:span text:style-name="T3">2</text:span></text:h>
      <text:h text:style-name="P2" text:outline-level="2">Part A</text:h>
      <text:p text:style-name="P3"><text:span text:style-name="Strong_20_Emphasis">Key invariants (proved by reasoning &amp; validated in runs):</text:span></text:p>
      <text:list text:style-name="L4">
        <text:list-item>
          <text:p text:style-name="P21"><text:span text:style-name="Emphasis">Per student:</text:span> <text:span text:style-name="Source_20_Text">arrived</text:span> → <text:span text:style-name="Source_20_Text">know my group</text:span> → <text:span text:style-name="Source_20_Text">entering</text:span> → <text:span text:style-name="Source_20_Text">bye</text:span>.</text:p>
        </text:list-item>
        <text:list-item>
          <text:p text:style-name="P21"><text:span text:style-name="Emphasis">Per group:</text:span></text:p>
          <text:list>
            <text:list-item>
              <text:p text:style-name="P21">No entry before <text:span text:style-name="Source_20_Text">G[gid].called == true</text:span> and a room is assigned.</text:p>
            </text:list-item>
            <text:list-item>
              <text:p text:style-name="P21">Exactly one <text:span text:style-name="Source_20_Text">"Tutor all_in"</text:span> after <text:span text:style-name="Source_20_Text">entered_cnt == size</text:span>.</text:p>
            </text:list-item>
            <text:list-item>
              <text:p text:style-name="P21"><text:span text:style-name="Source_20_Text">"Tutor done"</text:span> happens before any <text:span text:style-name="Source_20_Text">"Bye"</text:span>.</text:p>
            </text:list-item>
            <text:list-item>
              <text:p text:style-name="P21"><text:span text:style-name="Source_20_Text">left_cnt</text:span> never exceeds <text:span text:style-name="Source_20_Text">entered_cnt</text:span> and ends at <text:span text:style-name="Source_20_Text">size</text:span>.</text:p>
            </text:list-item>
          </text:list>
        </text:list-item>
        <text:list-item>
          <text:p text:style-name="P21"><text:span text:style-name="Emphasis">Per room:</text:span> <text:span text:style-name="Source_20_Text">R[rid].current_group</text:span> is either <text:span text:style-name="Source_20_Text">-1</text:span> or a single <text:span text:style-name="Source_20_Text">gid</text:span> (no overlap).</text:p>
        </text:list-item>
        <text:list-item>
          <text:p text:style-name="P21"><text:span text:style-name="Emphasis">Global:</text:span> <text:span text:style-name="Source_20_Text">groups_finished</text:span> reaches <text:span text:style-name="Source_20_Text">M</text:span>; then all threads exit.</text:p>
        </text:list-item>
      </text:list>
      <text:h text:style-name="Heading_20_3" text:outline-level="3">Test matrix (covering edge cases &amp; interleavings):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Scenario</text:p>
          </table:table-cell>
          <table:table-cell table:style-name="Table1.A1" office:value-type="string">
            <text:p text:style-name="P10">Purpose</text:p>
          </table:table-cell>
          <table:table-cell table:style-name="Table1.C1" office:value-type="string">
            <text:p text:style-name="P10">Example input</text:p>
          </table:table-cell>
        </table:table-row>
        <table:table-row>
          <table:table-cell table:style-name="Table1.A2" office:value-type="string">
            <text:p text:style-name="P11">Serial baseline</text:p>
          </table:table-cell>
          <table:table-cell table:style-name="Table1.A2" office:value-type="string">
            <text:p text:style-name="P11">End-to-end flow</text:p>
          </table:table-cell>
          <table:table-cell table:style-name="Table1.C2" office:value-type="string">
            <text:p text:style-name="P11">3 1 1 1</text:p>
          </table:table-cell>
        </table:table-row>
        <table:table-row>
          <table:table-cell table:style-name="Table1.A2" office:value-type="string">
            <text:p text:style-name="P11">Single-room queueing</text:p>
          </table:table-cell>
          <table:table-cell table:style-name="Table1.A2" office:value-type="string">
            <text:p text:style-name="P11">Check round-robin groups</text:p>
          </table:table-cell>
          <table:table-cell table:style-name="Table1.C2" office:value-type="string">
            <text:p text:style-name="P11">6 2 1 2</text:p>
          </table:table-cell>
        </table:table-row>
        <table:table-row>
          <table:table-cell table:style-name="Table1.A2" office:value-type="string">
            <text:p text:style-name="P11">Parallel rooms</text:p>
          </table:table-cell>
          <table:table-cell table:style-name="Table1.A2" office:value-type="string">
            <text:p text:style-name="P11">Cross-room interleavings</text:p>
          </table:table-cell>
          <table:table-cell table:style-name="Table1.C2" office:value-type="string">
            <text:p text:style-name="P11">9 3 2 2</text:p>
          </table:table-cell>
        </table:table-row>
        <table:table-row>
          <table:table-cell table:style-name="Table1.A2" office:value-type="string">
            <text:p text:style-name="P11">Many tiny groups</text:p>
          </table:table-cell>
          <table:table-cell table:style-name="Table1.A2" office:value-type="string">
            <text:p text:style-name="P11">Stress per-group condvars</text:p>
          </table:table-cell>
          <table:table-cell table:style-name="Table1.C2" office:value-type="string">
            <text:p text:style-name="P11">10 10 3 1</text:p>
          </table:table-cell>
        </table:table-row>
        <table:table-row>
          <table:table-cell table:style-name="Table1.A2" office:value-type="string">
            <text:p text:style-name="P11">More rooms than groups</text:p>
          </table:table-cell>
          <table:table-cell table:style-name="Table1.A2" office:value-type="string">
            <text:p text:style-name="P11">Tutors idle cleanly</text:p>
          </table:table-cell>
          <table:table-cell table:style-name="Table1.C2" office:value-type="string">
            <text:p text:style-name="P11">8 2 4 1</text:p>
          </table:table-cell>
        </table:table-row>
        <table:table-row>
          <table:table-cell table:style-name="Table1.A2" office:value-type="string">
            <text:p text:style-name="P11">Stress</text:p>
          </table:table-cell>
          <table:table-cell table:style-name="Table1.A2" office:value-type="string">
            <text:p text:style-name="P11">Look for hangs/missed signals</text:p>
          </table:table-cell>
          <table:table-cell table:style-name="Table1.C2" office:value-type="string">
            <text:p text:style-name="P11">200 40 10 1</text:p>
          </table:table-cell>
        </table:table-row>
        <table:table-row>
          <table:table-cell table:style-name="Table1.A2" office:value-type="string">
            <text:p text:style-name="P11">Tlim boundary</text:p>
          </table:table-cell>
          <table:table-cell table:style-name="Table1.A2" office:value-type="string">
            <text:p text:style-name="P11">Ensure duration ≥ 1</text:p>
          </table:table-cell>
          <table:table-cell table:style-name="Table1.C2" office:value-type="string">
            <text:p text:style-name="P11">(we now require Tlim&gt;0)</text:p>
          </table:table-cell>
        </table:table-row>
      </table:table>
      <text:h text:style-name="P4" text:outline-level="3"><text:span text:style-name="Strong_20_Emphasis">Why the outputs are “correct” despite nondeterminism:</text:span></text:h>
      <text:p text:style-name="Text_20_body">We don’t enforce a total order of lines—only the <text:span text:style-name="Emphasis">necessary</text:span> happens-before relations with condition variables. The above invariants precisely define those relations and are guaranteed by (a) holding <text:span text:style-name="Source_20_Text">mu</text:span> around every shared update and (b) the <text:span text:style-name="Source_20_Text">while</text:span>-loops on all waits (protect against spurious wakeups and missed signals).</text:p>
      <text:h text:style-name="P2" text:outline-level="2">Part <text:span text:style-name="T3">B</text:span></text:h>
      <text:h text:style-name="Heading_20_3" text:outline-level="3">Bugs / limitations &amp; remedies</text:h>
      <text:p text:style-name="Text_20_body">the tutor’s duration can be simplified to:</text:p>
      <text:p text:style-name="P22">int duration = (rand() % Tlim) + 1; <text:s/>// 1..Tlim</text:p>
      <text:p text:style-name="P24">The empty-room queue is bounded (total pushes <text:span text:style-name="T8">≤ K + M</text:span>) and <text:span text:style-name="T15">we</text:span> allocate <text:span text:style-name="T8">K + M + 8.</text:span> That’s safe for this design; if the logic evolves, convert to a circular buffer. <text:s/></text:p>
      <text:p text:style-name="P24"><text:soft-page-break/><text:span text:style-name="T13">Could d</text:span>estroy condvars/mutex and <text:span text:style-name="T8">free()</text:span> arrays at the end (not required, but neat).</text:p>
      <text:h text:style-name="Heading_20_3" text:outline-level="3">Manual: compile &amp; run</text:h>
      <text:p text:style-name="Text_20_body">Requirements: POSIX pthreads (Linux/macOS). Use <text:span text:style-name="T8">gcc</text:span></text:p>
      <text:p text:style-name="P5"><text:span text:style-name="T8">gcc main.c -o </text:span><text:span text:style-name="T9">lab_</text:span><text:span text:style-name="T8">sim -pthread</text:span></text:p>
      <text:p text:style-name="Text_20_body"><text:span text:style-name="T8">./lab_sim</text:span></text:p>
      <text:p text:style-name="P22"># then type: N M K Tlim <text:s text:c="2"/>(all &gt; 0)</text:p>
      <text:p text:style-name="P22"># example: 12 3 2 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M Mono Light 10" svg:font-family="'LM Mono Light 10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15:57:54.635182261</meta:creation-date>
    <dc:date>2025-09-05T12:55:41.418297426</dc:date>
    <meta:editing-duration>PT5H33M12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6" meta:paragraph-count="212" meta:word-count="1149" meta:character-count="9705" meta:non-whitespace-character-count="6944"/>
  </office:meta>
</office:document-meta>
</file>